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fo:language="fr" fo:country="FR" fo:font-weight="bold" officeooo:paragraph-rsid="001c7a97" style:font-size-asian="12pt" style:font-weight-asian="bold" style:font-size-complex="12pt" style:font-weight-complex="bold"/>
    </style:style>
    <style:style style:name="P2" style:family="paragraph" style:parent-style-name="Standard">
      <style:text-properties style:font-name="Times New Roman" fo:font-size="12pt" fo:language="fr" fo:country="FR" fo:font-weight="normal" officeooo:paragraph-rsid="001c7a97" style:font-size-asian="12pt" style:font-weight-asian="normal" style:font-size-complex="12pt" style:font-weight-complex="normal"/>
    </style:style>
    <style:style style:name="P3" style:family="paragraph" style:parent-style-name="Standard">
      <style:text-properties fo:language="fr" fo:country="FR" officeooo:paragraph-rsid="001c7a97"/>
    </style:style>
    <style:style style:name="P4" style:family="paragraph" style:parent-style-name="Standard">
      <style:text-properties fo:language="fr" fo:country="FR" officeooo:paragraph-rsid="001e90c3"/>
    </style:style>
    <style:style style:name="P5" style:family="paragraph" style:parent-style-name="Standard" style:list-style-name="L1">
      <style:paragraph-properties>
        <style:tab-stops>
          <style:tab-stop style:position="4.313cm"/>
        </style:tab-stops>
      </style:paragraph-properties>
      <style:text-properties fo:language="fr" fo:country="FR" officeooo:paragraph-rsid="0022efaf"/>
    </style:style>
    <style:style style:name="P6" style:family="paragraph" style:parent-style-name="Standard">
      <style:paragraph-properties>
        <style:tab-stops>
          <style:tab-stop style:position="4.313cm"/>
        </style:tab-stops>
      </style:paragraph-properties>
      <style:text-properties fo:language="fr" fo:country="FR" officeooo:paragraph-rsid="00202935"/>
    </style:style>
    <style:style style:name="P7" style:family="paragraph" style:parent-style-name="Standard">
      <style:paragraph-properties>
        <style:tab-stops>
          <style:tab-stop style:position="4.313cm"/>
        </style:tab-stops>
      </style:paragraph-properties>
      <style:text-properties fo:language="fr" fo:country="FR" officeooo:paragraph-rsid="002323f5"/>
    </style:style>
    <style:style style:name="P8" style:family="paragraph" style:parent-style-name="Standard">
      <style:paragraph-properties>
        <style:tab-stops>
          <style:tab-stop style:position="4.313cm"/>
        </style:tab-stops>
      </style:paragraph-properties>
      <style:text-properties fo:language="fr" fo:country="FR" officeooo:paragraph-rsid="001c7a97"/>
    </style:style>
    <style:style style:name="P9" style:family="paragraph" style:parent-style-name="Standard">
      <style:paragraph-properties>
        <style:tab-stops>
          <style:tab-stop style:position="4.313cm"/>
        </style:tab-stops>
      </style:paragraph-properties>
      <style:text-properties fo:language="fr" fo:country="FR" officeooo:paragraph-rsid="0024fe38"/>
    </style:style>
    <style:style style:name="P10" style:family="paragraph" style:parent-style-name="Standard">
      <style:paragraph-properties>
        <style:tab-stops>
          <style:tab-stop style:position="4.313cm"/>
        </style:tab-stops>
      </style:paragraph-properties>
      <style:text-properties fo:language="fr" fo:country="FR" officeooo:paragraph-rsid="0025c619"/>
    </style:style>
    <style:style style:name="P11" style:family="paragraph" style:parent-style-name="Standard">
      <style:paragraph-properties>
        <style:tab-stops>
          <style:tab-stop style:position="4.313cm"/>
        </style:tab-stops>
      </style:paragraph-properties>
      <style:text-properties fo:language="fr" fo:country="FR" officeooo:paragraph-rsid="0027ee50"/>
    </style:style>
    <style:style style:name="P12" style:family="paragraph" style:parent-style-name="Standard">
      <style:paragraph-properties>
        <style:tab-stops>
          <style:tab-stop style:position="4.313cm"/>
        </style:tab-stops>
      </style:paragraph-properties>
      <style:text-properties fo:language="fr" fo:country="FR" officeooo:paragraph-rsid="002a4578"/>
    </style:style>
    <style:style style:name="P13" style:family="paragraph" style:parent-style-name="Standard">
      <style:paragraph-properties>
        <style:tab-stops>
          <style:tab-stop style:position="4.313cm"/>
        </style:tab-stops>
      </style:paragraph-properties>
      <style:text-properties fo:language="fr" fo:country="FR" officeooo:paragraph-rsid="002c2b70"/>
    </style:style>
    <style:style style:name="P14" style:family="paragraph" style:parent-style-name="Standard">
      <style:paragraph-properties>
        <style:tab-stops>
          <style:tab-stop style:position="4.313cm"/>
        </style:tab-stops>
      </style:paragraph-properties>
      <style:text-properties fo:language="fr" fo:country="FR" officeooo:paragraph-rsid="002c9068"/>
    </style:style>
    <style:style style:name="P15" style:family="paragraph" style:parent-style-name="Standard">
      <style:paragraph-properties>
        <style:tab-stops>
          <style:tab-stop style:position="4.313cm"/>
        </style:tab-stops>
      </style:paragraph-properties>
      <style:text-properties fo:language="fr" fo:country="FR" officeooo:paragraph-rsid="002ca74f"/>
    </style:style>
    <style:style style:name="P16" style:family="paragraph" style:parent-style-name="Standard">
      <style:paragraph-properties>
        <style:tab-stops>
          <style:tab-stop style:position="4.313cm"/>
        </style:tab-stops>
      </style:paragraph-properties>
      <style:text-properties fo:language="fr" fo:country="FR" officeooo:paragraph-rsid="003091bb"/>
    </style:style>
    <style:style style:name="P17" style:family="paragraph" style:parent-style-name="Standard">
      <style:paragraph-properties>
        <style:tab-stops>
          <style:tab-stop style:position="4.313cm"/>
        </style:tab-stops>
      </style:paragraph-properties>
      <style:text-properties fo:language="fr" fo:country="FR" officeooo:paragraph-rsid="0032e4b2"/>
    </style:style>
    <style:style style:name="P18" style:family="paragraph" style:parent-style-name="Standard">
      <style:paragraph-properties>
        <style:tab-stops>
          <style:tab-stop style:position="4.313cm"/>
        </style:tab-stops>
      </style:paragraph-properties>
      <style:text-properties fo:language="fr" fo:country="FR" officeooo:paragraph-rsid="00334da0"/>
    </style:style>
    <style:style style:name="P19" style:family="paragraph" style:parent-style-name="Standard">
      <style:paragraph-properties>
        <style:tab-stops>
          <style:tab-stop style:position="4.313cm"/>
        </style:tab-stops>
      </style:paragraph-properties>
      <style:text-properties fo:language="fr" fo:country="FR" officeooo:paragraph-rsid="00351da3"/>
    </style:style>
    <style:style style:name="P20" style:family="paragraph" style:parent-style-name="Standard">
      <style:paragraph-properties>
        <style:tab-stops>
          <style:tab-stop style:position="4.313cm"/>
        </style:tab-stops>
      </style:paragraph-properties>
      <style:text-properties fo:language="fr" fo:country="FR" officeooo:paragraph-rsid="0035f9da"/>
    </style:style>
    <style:style style:name="P21" style:family="paragraph" style:parent-style-name="Standard">
      <style:paragraph-properties>
        <style:tab-stops>
          <style:tab-stop style:position="4.313cm"/>
        </style:tab-stops>
      </style:paragraph-properties>
      <style:text-properties fo:language="fr" fo:country="FR" officeooo:paragraph-rsid="0037f49b"/>
    </style:style>
    <style:style style:name="P22" style:family="paragraph" style:parent-style-name="Standard">
      <style:paragraph-properties>
        <style:tab-stops>
          <style:tab-stop style:position="4.313cm"/>
        </style:tab-stops>
      </style:paragraph-properties>
      <style:text-properties fo:language="fr" fo:country="FR" officeooo:paragraph-rsid="003ac6bc"/>
    </style:style>
    <style:style style:name="P23" style:family="paragraph" style:parent-style-name="Standard">
      <style:paragraph-properties>
        <style:tab-stops>
          <style:tab-stop style:position="4.313cm"/>
        </style:tab-stops>
      </style:paragraph-properties>
      <style:text-properties fo:language="fr" fo:country="FR" fo:font-weight="bold" officeooo:paragraph-rsid="0024fe38" style:font-weight-asian="bold" style:font-weight-complex="bold"/>
    </style:style>
    <style:style style:name="P24" style:family="paragraph" style:parent-style-name="Standard">
      <style:paragraph-properties>
        <style:tab-stops>
          <style:tab-stop style:position="4.313cm"/>
        </style:tab-stops>
      </style:paragraph-properties>
      <style:text-properties fo:language="fr" fo:country="FR" fo:font-weight="normal" officeooo:paragraph-rsid="0024fe38" style:font-weight-asian="normal" style:font-weight-complex="normal"/>
    </style:style>
    <style:style style:name="P25" style:family="paragraph" style:parent-style-name="Standard">
      <style:paragraph-properties>
        <style:tab-stops>
          <style:tab-stop style:position="4.313cm"/>
        </style:tab-stops>
      </style:paragraph-properties>
      <style:text-properties fo:language="fr" fo:country="FR" fo:font-weight="normal" officeooo:paragraph-rsid="002ca74f" style:font-weight-asian="normal" style:font-weight-complex="normal"/>
    </style:style>
    <style:style style:name="P26" style:family="paragraph" style:parent-style-name="Standard">
      <style:paragraph-properties>
        <style:tab-stops>
          <style:tab-stop style:position="4.313cm"/>
        </style:tab-stops>
      </style:paragraph-properties>
      <style:text-properties fo:language="fr" fo:country="FR" style:text-underline-style="solid" style:text-underline-width="auto" style:text-underline-color="font-color" fo:font-weight="bold" officeooo:paragraph-rsid="00351da3" style:font-weight-asian="bold" style:font-weight-complex="bold"/>
    </style:style>
    <style:style style:name="P27" style:family="paragraph" style:parent-style-name="Standard">
      <style:paragraph-properties>
        <style:tab-stops>
          <style:tab-stop style:position="4.313cm"/>
        </style:tab-stops>
      </style:paragraph-properties>
      <style:text-properties fo:color="#dc2300" fo:font-size="18pt" fo:language="fr" fo:country="FR" style:text-underline-style="solid" style:text-underline-width="auto" style:text-underline-color="font-color" fo:font-weight="bold" officeooo:paragraph-rsid="00351da3" style:font-size-asian="18pt" style:font-weight-asian="bold" style:font-size-complex="18pt" style:font-weight-complex="bold"/>
    </style:style>
    <style:style style:name="P28" style:family="paragraph" style:parent-style-name="Standard" style:list-style-name="L2">
      <style:paragraph-properties fo:margin-left="-5.002cm" fo:margin-right="0cm" fo:text-indent="0cm" style:auto-text-indent="false">
        <style:tab-stops>
          <style:tab-stop style:position="4.313cm"/>
        </style:tab-stops>
      </style:paragraph-properties>
      <style:text-properties fo:language="fr" fo:country="FR" officeooo:paragraph-rsid="002323f5"/>
    </style:style>
    <style:style style:name="P29" style:family="paragraph" style:parent-style-name="Standard">
      <style:paragraph-properties fo:break-before="page">
        <style:tab-stops>
          <style:tab-stop style:position="4.313cm"/>
        </style:tab-stops>
      </style:paragraph-properties>
      <style:text-properties fo:language="fr" fo:country="FR" officeooo:paragraph-rsid="0024fe38"/>
    </style:style>
    <style:style style:name="P30" style:family="paragraph" style:parent-style-name="Standard">
      <style:paragraph-properties fo:break-before="page">
        <style:tab-stops>
          <style:tab-stop style:position="4.313cm"/>
        </style:tab-stops>
      </style:paragraph-properties>
      <style:text-properties fo:language="fr" fo:country="FR" fo:font-weight="bold" officeooo:paragraph-rsid="0024fe38" style:font-weight-asian="bold" style:font-weight-complex="bold"/>
    </style:style>
    <style:style style:name="P31" style:family="paragraph" style:parent-style-name="Heading_20_5">
      <style:paragraph-properties fo:text-align="center" style:justify-single-word="false"/>
      <style:text-properties fo:font-variant="normal" fo:text-transform="none" fo:color="#333333" style:font-name="Times New Roman" fo:font-size="12pt" fo:letter-spacing="normal" fo:language="fr" fo:country="FR" fo:font-style="normal" fo:font-weight="bold" officeooo:paragraph-rsid="001c7a97" style:font-size-asian="12pt" style:font-weight-asian="bold" style:font-size-complex="12pt" style:font-weight-complex="bold"/>
    </style:style>
    <style:style style:name="T1" style:family="text">
      <style:text-properties officeooo:rsid="001c7a97"/>
    </style:style>
    <style:style style:name="T2" style:family="text">
      <style:text-properties officeooo:rsid="001e67d5"/>
    </style:style>
    <style:style style:name="T3" style:family="text">
      <style:text-properties style:text-underline-style="solid" style:text-underline-width="auto" style:text-underline-color="font-color" fo:font-weight="bold" officeooo:rsid="001e67d5" style:font-weight-asian="bold" style:font-weight-complex="bold"/>
    </style:style>
    <style:style style:name="T4" style:family="text">
      <style:text-properties style:text-underline-style="none" fo:font-weight="bold" officeooo:rsid="001e67d5" style:font-weight-asian="bold" style:font-weight-complex="bold"/>
    </style:style>
    <style:style style:name="T5" style:family="text">
      <style:text-properties officeooo:rsid="00202935"/>
    </style:style>
    <style:style style:name="T6" style:family="text">
      <style:text-properties officeooo:rsid="0022efaf"/>
    </style:style>
    <style:style style:name="T7" style:family="text">
      <style:text-properties officeooo:rsid="002323f5"/>
    </style:style>
    <style:style style:name="T8" style:family="text">
      <style:text-properties officeooo:rsid="0024f345"/>
    </style:style>
    <style:style style:name="T9" style:family="text">
      <style:text-properties officeooo:rsid="0024fe38"/>
    </style:style>
    <style:style style:name="T10" style:family="text">
      <style:text-properties officeooo:rsid="0025c619"/>
    </style:style>
    <style:style style:name="T11" style:family="text">
      <style:text-properties officeooo:rsid="00271d44"/>
    </style:style>
    <style:style style:name="T12" style:family="text">
      <style:text-properties officeooo:rsid="0027ee50"/>
    </style:style>
    <style:style style:name="T13" style:family="text">
      <style:text-properties officeooo:rsid="002995e7"/>
    </style:style>
    <style:style style:name="T14" style:family="text">
      <style:text-properties officeooo:rsid="002a4578"/>
    </style:style>
    <style:style style:name="T15" style:family="text">
      <style:text-properties officeooo:rsid="002c2b70"/>
    </style:style>
    <style:style style:name="T16" style:family="text">
      <style:text-properties officeooo:rsid="002c6b6e"/>
    </style:style>
    <style:style style:name="T17" style:family="text">
      <style:text-properties officeooo:rsid="002c9068"/>
    </style:style>
    <style:style style:name="T18" style:family="text">
      <style:text-properties officeooo:rsid="002ca74f"/>
    </style:style>
    <style:style style:name="T19" style:family="text">
      <style:text-properties officeooo:rsid="002e3456"/>
    </style:style>
    <style:style style:name="T20" style:family="text">
      <style:text-properties officeooo:rsid="002f8c78"/>
    </style:style>
    <style:style style:name="T21" style:family="text">
      <style:text-properties officeooo:rsid="003091bb"/>
    </style:style>
    <style:style style:name="T22" style:family="text">
      <style:text-properties officeooo:rsid="0031e80b"/>
    </style:style>
    <style:style style:name="T23" style:family="text">
      <style:text-properties officeooo:rsid="0032e4b2"/>
    </style:style>
    <style:style style:name="T24" style:family="text">
      <style:text-properties officeooo:rsid="00334da0"/>
    </style:style>
    <style:style style:name="T25" style:family="text">
      <style:text-properties officeooo:rsid="0034069b"/>
    </style:style>
    <style:style style:name="T26" style:family="text">
      <style:text-properties officeooo:rsid="00351da3"/>
    </style:style>
    <style:style style:name="T27" style:family="text">
      <style:text-properties officeooo:rsid="0035f9da"/>
    </style:style>
    <style:style style:name="T28" style:family="text">
      <style:text-properties officeooo:rsid="0037f49b"/>
    </style:style>
    <style:style style:name="T29" style:family="text">
      <style:text-properties officeooo:rsid="003ac6bc"/>
    </style:style>
    <style:style style:name="T30" style:family="text">
      <style:text-properties officeooo:rsid="003bc6d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AF</text:span></text:p>
      <text:h text:style-name="P31" text:outline-level="5"><text:span text:style-name="T1">Analyse d’un corpus de documents et mise en relation avec des ontologies de domaine</text:span></text:h>
      <text:p text:style-name="P2"><text:span text:style-name="T1"/></text:p>
      <text:p text:style-name="P3"><text:span text:style-name="T1"/></text:p>
      <text:p text:style-name="P4"><text:span text:style-name="T3">Objectif:</text:span><text:span text:style-name="T4"> </text:span></text:p>
      <text:p text:style-name="P4"><text:span text:style-name="T4"><text:tab/></text:span><text:span text:style-name="T2">A partir d'un corpus de documents issus du programme scolaire français, extraire les liens entre les documents, leurs similarités et les notions qui en ressortent. Dans un second temps, lier ces données statistiques et ces notions à des ontologies qui permettent de récupérer plus d'informations sur les notions principales et les entités nommées dans ces documents afin de faciliter la prise d'informations d'un utilisateur consultant ces données.</text:span></text:p>
      <text:p text:style-name="P3"><text:span text:style-name="T1"/></text:p>
      <text:list xml:id="list7150067632685359350" text:style-name="L1">
        <text:list-item>
          <text:p text:style-name="P5"><text:span text:style-name="T6">E</text:span><text:span text:style-name="T5">xtraction des textes des documents</text:span></text:p>
        </text:list-item>
        <text:list-item>
          <text:p text:style-name="P5"><text:span text:style-name="T6">C</text:span><text:span text:style-name="T5">alculs des statistiques:</text:span></text:p>
        </text:list-item>
      </text:list>
      <text:list xml:id="list28079075237744587" text:style-name="L2">
        <text:list-item>
          <text:list>
            <text:list-item>
              <text:list>
                <text:list-item>
                  <text:list>
                    <text:list-item>
                      <text:list>
                        <text:list-item>
                          <text:list>
                            <text:list-item>
                              <text:list>
                                <text:list-item>
                                  <text:list>
                                    <text:list-item>
                                      <text:list>
                                        <text:list-item>
                                          <text:p text:style-name="P28"><text:span text:style-name="T7"><text:s text:c="17"/>a) </text:span><text:span text:style-name="T6">P</text:span><text:span text:style-name="T5">ar document et dans le corpus (TFIDF de chaque mot)</text:span></text:p>
                                        </text:list-item>
                                      </text:list>
                                    </text:list-item>
                                  </text:list>
                                </text:list-item>
                              </text:list>
                            </text:list-item>
                          </text:list>
                        </text:list-item>
                      </text:list>
                    </text:list-item>
                  </text:list>
                </text:list-item>
              </text:list>
            </text:list-item>
          </text:list>
        </text:list-item>
        <text:list-item>
          <text:p text:style-name="P28"><text:span text:style-name="T7"><text:s text:c="17"/>b) </text:span><text:span text:style-name="T5">Entre les documents (calculs des similarités entre eux avec la distance cosine)</text:span></text:p>
        </text:list-item>
      </text:list>
      <text:p text:style-name="P6"><text:span text:style-name="T5">III. </text:span><text:span text:style-name="T7">Recherche d'informations avec des ontologies (utilisation de l'API Jena)</text:span></text:p>
      <text:p text:style-name="P6"><text:span text:style-name="T7"><text:s text:c="11"/>a) Bloom</text:span></text:p>
      <text:p text:style-name="P6"><text:span text:style-name="T7"><text:s text:c="11"/>b) DBpedia</text:span></text:p>
      <text:p text:style-name="P7"><text:span text:style-name="T7">IV. Visualisation des données</text:span></text:p>
      <text:p text:style-name="P7"><text:span text:style-name="T7"><text:s text:c="11"/>a) Dans un navigateur, utilisation d'outils de visualisation D3.js et jowl-lib pour les ontologies</text:span></text:p>
      <text:p text:style-name="P7"><text:span text:style-name="T8"><text:s text:c="11"/>b) Réécriture des documents avec </text:span><text:span text:style-name="T9">surlignage</text:span><text:span text:style-name="T8"> de mots</text:span></text:p>
      <text:p text:style-name="P8"><text:span text:style-name="T1"/></text:p>
      <text:p text:style-name="P8"><text:span text:style-name="T1"/></text:p>
      <text:p text:style-name="P30"><text:span text:style-name="T9">I. </text:span><text:span text:style-name="T6">E</text:span><text:span text:style-name="T5">xtraction des textes des documents</text:span></text:p>
      <text:p text:style-name="P9"><text:span text:style-name="T5"/></text:p>
      <text:p text:style-name="P10"><text:span text:style-name="T10">Les documents fournis sont donnés en pdf et en pages web directement accessibles sur internet </text:span><text:span text:style-name="T11">sur le site du gouvernement</text:span><text:span text:style-name="T10">.</text:span></text:p>
      <text:p text:style-name="P10"><text:span text:style-name="T10"/></text:p>
      <text:p text:style-name="P11"><text:span text:style-name="T12">Le but est de récupérer les textes bruts de ces documents et de les stocker en format txt.</text:span></text:p>
      <text:p text:style-name="P10"><text:span text:style-name="T10"/></text:p>
      <text:p text:style-name="P11"><text:span text:style-name="T13">- </text:span><text:span text:style-name="T12">Extraction des pdf avec PDFTextStream mais du coup perte des tableaux, même si on arrive à garder la logique du texte malgré la présence de colonnes.</text:span></text:p>
      <text:p text:style-name="P11"><text:span text:style-name="T12"/></text:p>
      <text:p text:style-name="P11"><text:span text:style-name="T13">- </text:span><text:span text:style-name="T12">Extraction des fichiers HTML du web : on récupère un flux en se connectant à l'adresse URL donnée, et on réupère le texte brut en enlevant les balises entre le titre de la page et son pieds de page.</text:span></text:p>
      <text:p text:style-name="P11"><text:span text:style-name="T12"/></text:p>
      <text:p text:style-name="P12"><text:span text:style-name="T14">Ensuite, pour prévoir la récupération d'informations pertinentes à propos de chaque document du corpus, on doit nommer de manière normalisée les documents txt.</text:span></text:p>
      <text:p text:style-name="P12"><text:span text:style-name="T14">Informations pertinentes :</text:span></text:p>
      <text:p text:style-name="P12"><text:span text:style-name="T14">- classe</text:span></text:p>
      <text:p text:style-name="P12"><text:span text:style-name="T14">- matière</text:span></text:p>
      <text:p text:style-name="P12"><text:span text:style-name="T14">- groupe (collège ou lycée)</text:span></text:p>
      <text:p text:style-name="P12"><text:span text:style-name="T14"/></text:p>
      <text:p text:style-name="P13"><text:span text:style-name="T16">Format du nom du fichier : </text:span><text:span text:style-name="T15">groupe_matière_classe.txt =&gt; possibilité de spliter le nom du fichier par la suite pour en extraire les informations.</text:span></text:p>
      <text:p text:style-name="P13"><text:span text:style-name="T15"/></text:p>
      <text:p text:style-name="P13"><text:span text:style-name="T15"/></text:p>
      <text:p text:style-name="P30"><text:span text:style-name="T9">II. </text:span><text:span text:style-name="T6">C</text:span><text:span text:style-name="T5">alculs des statistiques:</text:span></text:p>
      <text:p text:style-name="P23"><text:span text:style-name="T5"/></text:p>
      <text:p text:style-name="P9"><text:span text:style-name="T5"/></text:p>
      <text:p text:style-name="P14"><text:span text:style-name="T17">Fréquence dans le corpus total</text:span></text:p>
      <text:p text:style-name="P9"><text:span text:style-name="T5"/></text:p>
      <text:p text:style-name="P14"><text:span text:style-name="T17">TFIDF par mot </text:span><text:span text:style-name="T18">et par lemme</text:span><text:span text:style-name="T17"> par document : formule et intérêt =&gt; importance dans le doc/importance dans le corpus</text:span></text:p>
      <text:p text:style-name="P14"><text:span text:style-name="T17"/></text:p>
      <text:p text:style-name="P15"><text:span text:style-name="T18">intérêt des lemmes et types par lia_tagg =&gt;</text:span></text:p>
      <text:p text:style-name="P15"><text:span text:style-name="T18">un verbe conjugué traduit une même action =&gt; augmentation de son poids dans les stats.</text:span></text:p>
      <text:p text:style-name="P15"><text:span text:style-name="T18">Des homonymes </text:span><text:span text:style-name="T19">pe</text:span><text:span text:style-name="T18">uvent avoir des sens différents : Tour, un tour , une tour =&gt; différents poids de comptage si on en connait le type.</text:span></text:p>
      <text:p text:style-name="P14"><text:span text:style-name="T17"/></text:p>
      <text:p text:style-name="P14"><text:span text:style-name="T17">Distance cosine : formule et intérết =&gt; retrouver la matière d'un doc, rapprocher la consultat</text:span><text:span text:style-name="T20">i</text:span><text:span text:style-name="T17">on de 2 doc pouvant tra</text:span><text:span text:style-name="T18">t</text:span><text:span text:style-name="T17">ier de notions similaires</text:span></text:p>
      <text:p text:style-name="P14"><text:span text:style-name="T17"/></text:p>
      <text:p text:style-name="P30"><text:span text:style-name="T5">III. </text:span><text:span text:style-name="T7">Recherche d'informations avec des ontologies (utilisation de l'API Jena)</text:span></text:p>
      <text:p text:style-name="P24"><text:span text:style-name="T7"/></text:p>
      <text:p text:style-name="P25"><text:span text:style-name="T18">filtrage avec lia_Tagg</text:span></text:p>
      <text:p text:style-name="P25"><text:span text:style-name="T18">requêtes</text:span></text:p>
      <text:p text:style-name="P25"><text:span text:style-name="T18">VINF pour dégager les notions importantes d'un doc</text:span></text:p>
      <text:p text:style-name="P25"><text:span text:style-name="T18">entités nommées, pour avoir des liens dessus (personnes connues, lieux géographiques, événements...)</text:span></text:p>
      <text:p text:style-name="P30"><text:span text:style-name="T7">IV. Visualisation des données</text:span></text:p>
      <text:p text:style-name="P23"><text:span text:style-name="T7"/></text:p>
      <text:p text:style-name="P9"><text:span text:style-name="T7"/></text:p>
      <text:p text:style-name="P15"><text:span text:style-name="T18">D3.js pour l'inventaire des mots d'un doc (possibilités de filtrer par verbes, noms propres...)</text:span></text:p>
      <text:p text:style-name="P9"><text:span text:style-name="T7"/></text:p>
      <text:p text:style-name="P16"><text:span text:style-name="T21">JOWL-lib pour visualiser les ontologies sous forme d'arbre (Bloom pour les verbes, notions pour DBPedia)</text:span></text:p>
      <text:p text:style-name="P16"><text:span text:style-name="T21">Lien entre d3.js et JOWL </text:span><text:span text:style-name="T22">pour savoir quels mots sont présents dans le corpus ET dans l'ontologie et ainsi en trouver des infos complémentaires</text:span></text:p>
      <text:p text:style-name="P16"><text:span text:style-name="T22"/></text:p>
      <text:p text:style-name="P17"><text:span text:style-name="T23">=&gt; chercher les ontologies sur des personnes et des lieux pour les charger.</text:span></text:p>
      <text:p text:style-name="P18"><text:span text:style-name="T24">=&gt; filtrer : par verbes et par noms <text:s/></text:span><text:span text:style-name="T25">propres.</text:span></text:p>
      <text:p text:style-name="P18"><text:span text:style-name="T25"/></text:p>
      <text:p text:style-name="P18"><text:span text:style-name="T25"/></text:p>
      <text:p text:style-name="P26"><text:span text:style-name="T26">Processus d'extraction des données :</text:span></text:p>
      <text:p text:style-name="P19"><text:span text:style-name="T26">Pb d'encodages rencontrés UTF-8 pour les caractères spéciaux, caractères ASCII pour les pages HTML</text:span></text:p>
      <text:p text:style-name="P19"><text:span text:style-name="T26">Pb pdf-images en langue</text:span></text:p>
      <text:p text:style-name="P19"><text:span text:style-name="T26">Pb colonnes et tableaux perdus lors des conversions des pdf vers html</text:span></text:p>
      <text:p text:style-name="P19"><text:span text:style-name="T26"/></text:p>
      <text:p text:style-name="P22"><text:span text:style-name="T29">renommage des fichiers : groupe_matière_classe</text:span></text:p>
      <text:p text:style-name="P19"><text:span text:style-name="T26"/></text:p>
      <text:p text:style-name="P20"><text:span text:style-name="T27">Page HTML sur un site =&gt; txt et html =&gt; statistiques faites sur le txt pour en faire le JSON et le visualiser en javascript avec d3.js/surlignages sur le html pour réaffichage de la page</text:span></text:p>
      <text:p text:style-name="P20"><text:span text:style-name="T27"/></text:p>
      <text:p text:style-name="P27"><text:span text:style-name="T26">!!!!!S</text:span><text:span text:style-name="T30">urlignage : les noms des docs sont mélangés</text:span></text:p>
      <text:p text:style-name="P19"><text:span text:style-name="T26"/></text:p>
      <text:p text:style-name="P19"><text:span text:style-name="T26"/></text:p>
      <text:p text:style-name="P21"><text:span text:style-name="T28">Page PDF =&gt; txt =&gt; statistiques </text:span></text:p>
      <text:p text:style-name="P21"><text:span text:style-name="T28">pb pour les passer en html</text:span></text:p>
      <text:p text:style-name="P9"><text:span text:style-name="T7"/></text:p>
      <text:p text:style-name="P9"><text:span text:style-name="T7"/></text:p>
      <text:p text:style-name="P9"><text:span text:style-name="T7"/></text:p>
      <text:p text:style-name="P29"><text:span text:style-name="T7"/></text:p>
      <text:p text:style-name="P9"><text:span text:style-name="T7"/></text:p>
      <text:p text:style-name="P3"><text:span text:style-name="T1">DONE :</text:span></text:p>
      <text:p text:style-name="P3"><text:span text:style-name="T1">- téléchargement du cloud data</text:span></text:p>
      <text:p text:style-name="P3"><text:span text:style-name="T1">- programme d'extraction du texte d'un pdf (en java)</text:span></text:p>
      <text:p text:style-name="P3"><text:span text:style-name="T1">- familiarisation avec html et javascript</text:span></text:p>
      <text:p text:style-name="P3"><text:span text:style-name="T1"></text:span></text:p>
      <text:p text:style-name="P3"><text:span text:style-name="T1"></text:span></text:p>
      <text:p text:style-name="P3"><text:span text:style-name="T1">***********************Mardi 18 juin:</text:span></text:p>
      <text:p text:style-name="P3"><text:span text:style-name="T1">-Extraction des textes bruts de la majorité des sources pdf et HTML(qques bugs notamment pour les pdf concernant les langues, ou mal encodés)</text:span></text:p>
      <text:p text:style-name="P3"><text:span text:style-name="T1">-Sauvegarde de ces nouvelles sources en format txt</text:span></text:p>
      <text:p text:style-name="P3"><text:span text:style-name="T1">-Lecture des fichiers dans le but de compter les mots (problèmes de séparation des mots sous eclipse)</text:span></text:p>
      <text:p text:style-name="P3"><text:span text:style-name="T1">-Regard sur SPARQL/DBpedia et Lia_tagg pour par la suite tagger les mots dans ls phrases</text:span></text:p>
      <text:p text:style-name="P3"><text:span text:style-name="T1">-lia tagg (conseillé par Chloé)</text:span></text:p>
      <text:p text:style-name="P3"><text:span text:style-name="T1">(nlp standford de coté car moins pertinent)</text:span></text:p>
      <text:p text:style-name="P3"><text:span text:style-name="T1">-calcul de TFIDF</text:span></text:p>
      <text:p text:style-name="P3"><text:span text:style-name="T1">-git mis en place pour le projet</text:span></text:p>
      <text:p text:style-name="P3"><text:span text:style-name="T1">-commande unix pour executer lia_tagg dans eclipse (à fins d'exploitation)</text:span></text:p>
      <text:p text:style-name="P3"><text:span text:style-name="T1"></text:span></text:p>
      <text:p text:style-name="P3"><text:span text:style-name="T1"></text:span></text:p>
      <text:p text:style-name="P3"><text:span text:style-name="T1">-mots taggés pour garder plus le sens que la conjugaison des mots employés dans le corpus</text:span></text:p>
      <text:p text:style-name="P3"><text:span text:style-name="T1">-comptez les lemmes différents du corpus</text:span></text:p>
      <text:p text:style-name="P3"><text:span text:style-name="T1">-tri des occurences des lemmes (observations : les mots qui resortent le plus souvent sont, comme prévu les articles et mots de liaisons + élève, permettre, étude, enseignement)</text:span></text:p>
      <text:p text:style-name="P3"><text:span text:style-name="T1">=&gt;amélioration à envisager: filtrage par type de mot (ne pas afficher les déterminants</text:span></text:p>
      <text:p text:style-name="P3"><text:span text:style-name="T1">=&gt;filtrer également quelques parasites (&lt;\s&gt; introduits dans le texte par lia_Tagg)</text:span></text:p>
      <text:p text:style-name="P3"><text:span text:style-name="T1">-éviter de créer un fichier tagged =&gt; résolu</text:span></text:p>
      <text:p text:style-name="P3"><text:span text:style-name="T1">*******************************************************************************************************************</text:span></text:p>
      <text:p text:style-name="P3"><text:span text:style-name="T1"></text:span></text:p>
      <text:p text:style-name="P3"><text:span text:style-name="T1">***********************Jeudi 20 juin</text:span></text:p>
      <text:p text:style-name="P3"><text:span text:style-name="T1">-relation entre documents pour calculer leurs similarités les uns par rapport aux autres</text:span></text:p>
      <text:p text:style-name="P3"><text:span text:style-name="T1">-possibilité de filtrer les mots pour ne pas baser les statistiques sur des mots inutiles, ou inintéressants, comme les déterminants ou les conjonctions par exemple.</text:span></text:p>
      <text:p text:style-name="P3"><text:span text:style-name="T1">ceci est obtenu en ajoutant un attribut booléen à chaque mot : filtered, true: le mot est filtré, false:le mot est comptabilisé dans les opération de statistiques.</text:span></text:p>
      <text:p text:style-name="P3"><text:span text:style-name="T1">-option de comptage des mots pour réaliser les stats:</text:span></text:p>
      <text:p text:style-name="P3"><text:span text:style-name="T1"><text:tab/>1: occurences des mots</text:span></text:p>
      <text:p text:style-name="P3"><text:span text:style-name="T1"><text:tab/>2: TFIDF des mots</text:span></text:p>
      <text:p text:style-name="P3"><text:span text:style-name="T1"><text:tab/>3: occurence des lemmes =&gt; la similarité entre 2documents est unique quelque soit le corpus</text:span></text:p>
      <text:p text:style-name="P3"><text:span text:style-name="T1"><text:tab/>4: TFIDF des lemmes =&gt; lien entre les doc plus pertinents (les docs sont plus proches) pour des doc de même matière =&gt; la simlarité entre chaque document dépend du corpus de textex</text:span></text:p>
      <text:p text:style-name="P3"><text:span text:style-name="T1"></text:span></text:p>
      <text:p text:style-name="P3"><text:span text:style-name="T1">-liste des mots à écarter (filtered des types)</text:span></text:p>
      <text:p text:style-name="P3"><text:span text:style-name="T1">-formule de la TFIDF :intéret: par rapport au corpus et par rapport à un doc</text:span></text:p>
      <text:p text:style-name="P3"><text:span text:style-name="T1">"Le codage TF × IDF ne corrige pas la longueur des documents. Pour ce faire, le codage TFC est similaire à celui de TF×IDF : mais, il corrige la longueur des textes par la normalisation en cosinus, afin de ne pas favoriser les documents les plus longs. [Rad, 2003]."</text:span></text:p>
      <text:p text:style-name="P3"><text:soft-page-break/><text:span text:style-name="T1"></text:span></text:p>
      <text:p text:style-name="P3"><text:span text:style-name="T1">-formule de la distance cosine entre les documents pour déterminer les similarités entre 2documents du corpus (pondération entre 0 et 1(100% de similarité)) </text:span></text:p>
      <text:p text:style-name="P3"><text:span text:style-name="T1"></text:span></text:p>
      <text:p text:style-name="P3"><text:span text:style-name="T1">*reste à faire: trier les résultats de similarité par ordre croissant pour voir plus facilement. Mais non nécessaire? pour l'instant</text:span></text:p>
      <text:p text:style-name="P3"><text:span text:style-name="T1">*remarques: selon les options de comptages (par lemme, par mot et par occurence ou TFIDF) on obtient des stats relativement différentes lorsqu'on compare les doc entre eux, mais on remarque que la tendance générales est souvent la même: les documents ressemblent le plus souvent aux autres documents de la même matière.</text:span></text:p>
      <text:p text:style-name="P3"><text:span text:style-name="T1"></text:span></text:p>
      <text:p text:style-name="P3"><text:span text:style-name="T1"></text:span></text:p>
      <text:p text:style-name="P3"><text:span text:style-name="T1"></text:span></text:p>
      <text:p text:style-name="P3"><text:span text:style-name="T1">Nouvel objectif: rdfa sur les documents, cad rajouter des balises sur des mots qui nous intéressent (stats, compétences sur les verbes, entités nommées, liens entre documents...) pour revisualiser les doc avec des infos en plus pour les utilisateurs.</text:span></text:p>
      <text:p text:style-name="P3"><text:span text:style-name="T1">*******************************************************************************************************************</text:span></text:p>
      <text:p text:style-name="P3"><text:span text:style-name="T1"></text:span></text:p>
      <text:p text:style-name="P3"><text:span text:style-name="T1">***********************Vendredi 21 juin</text:span></text:p>
      <text:p text:style-name="P3"><text:span text:style-name="T1">-json creator pour créer le json source de l'affichage d3 BLOOM verbe</text:span></text:p>
      <text:p text:style-name="P3"><text:span text:style-name="T1">-colorisation des verbes d'un document html BLOOM</text:span></text:p>
      <text:p text:style-name="P3"><text:span text:style-name="T1">-utilisation de la librairie javascipt pour visualiser une ontologie .owl : jowl-lib.js utilisée pour les verbes avec BLOOM onto</text:span></text:p>
      <text:p text:style-name="P3"><text:span text:style-name="T1"></text:span></text:p>
      <text:p text:style-name="P3"><text:span text:style-name="T1">*******************************************************************************************************************</text:span></text:p>
      <text:p text:style-name="P3"><text:span text:style-name="T1"></text:span></text:p>
      <text:p text:style-name="P3"><text:span text:style-name="T1"></text:span></text:p>
      <text:p text:style-name="P3"><text:span text:style-name="T1">TODO:</text:span></text:p>
      <text:p text:style-name="P3"><text:span text:style-name="T1">En visu:</text:span></text:p>
      <text:p text:style-name="P3"><text:span text:style-name="T1">-verbes: liens entre ontologie et d3</text:span></text:p>
      <text:p text:style-name="P3"><text:span text:style-name="T1">-entités nommées si LIA_NE fonctionne</text:span></text:p>
      <text:p text:style-name="P3"><text:span text:style-name="T1">-tfidf du corpus, tfidf par document, similarité entre doc (liste décroissante et visualisation couleur des 5 premiers okus proches par exemple)</text:span></text:p>
      <text:p text:style-name="P3"><text:span text:style-name="T1">-position géo, wiki page des mots propres</text:span></text:p>
      <text:p text:style-name="P3"><text:span text:style-name="T1">-compléter l'ontologie Bloom : avec de nouveaux vb à nous, lien vers autres doc ayant le même verbe</text:span></text:p>
      <text:p text:style-name="P3"><text:span text:style-name="T1"></text:span></text:p>
      <text:p text:style-name="P3"><text:span text:style-name="T1">-regarder pourquoi on a des verbes en triple+ dans la visualisation d3</text:span></text:p>
      <text:p text:style-name="P3"><text:span text:style-name="T1"></text:span></text:p>
      <text:p text:style-name="P3"><text:span text:style-name="T1">-récupérer les infos d'un doc (classe et matière) dans le nom du fichier</text:span></text:p>
      <text:p text:style-name="P3"><text:span text:style-name="T1">-extraction de données pertinentes (étiquetteur)=&gt; récup du lemme des mots et de leur type</text:span></text:p>
      <text:p text:style-name="P3"><text:span text:style-name="T1">-comment visualiser les données de manière pertinente? pas trop d'info d'un coup</text:span></text:p>
      <text:p text:style-name="P3"><text:span text:style-name="T1"></text:span></text:p>
      <text:p text:style-name="P3"><text:span text:style-name="T1"></text:span></text:p>
      <text:p text:style-name="P3"><text:span text:style-name="T1">OBJECTIF, ou NOTION A RECUPERER</text:span></text:p>
      <text:p text:style-name="P3"><text:span text:style-name="T1">-VINF : rechercher les compétences demandées dans un programme</text:span></text:p>
      <text:p text:style-name="P3"><text:span text:style-name="T1">-dates=&gt; perso historiques, batailles...</text:span></text:p>
      <text:p text:style-name="P3"><text:span text:style-name="T1">-localisation</text:span></text:p>
      <text:p text:style-name="P3"><text:soft-page-break/><text:span text:style-name="T1">-théorèmes=&gt;scientifiques,notions</text:span></text:p>
      <text:p text:style-name="P3"><text:span text:style-name="T1"></text:span></text:p>
      <text:p text:style-name="P3"><text:span text:style-name="T1">-OWL outil:protégé</text:span></text:p>
      <text:p text:style-name="P3"><text:span text:style-name="T1"></text:span></text:p>
      <text:p text:style-name="P3"><text:span text:style-name="T1"></text:span></text:p>
      <text:p text:style-name="P3"><text:span text:style-name="T1"></text:span></text:p>
      <text:p text:style-name="P3"><text:span text:style-name="T1">-algo des kmoyennes</text:span></text:p>
      <text:p text:style-name="P3"><text:span text:style-name="T1">-distance entre documents (définir leur matière à partir de l'analyse des ressemblances avec le corpus)</text:span></text:p>
      <text:p text:style-name="P3"><text:span text:style-name="T1">-détecteur d'entités nommées</text:span></text:p>
      <text:p text:style-name="P3"><text:span text:style-name="T1"></text:span></text:p>
      <text:p text:style-name="P3"><text:span text:style-name="T1">similarités des documents:</text:span></text:p>
      <text:p text:style-name="P3"><text:span text:style-name="T1">-sur le nombre d'occurences</text:span></text:p>
      <text:p text:style-name="P3"><text:span text:style-name="T1">-sur les TFIDF</text:span></text:p>
      <text:p text:style-name="P3"><text:span text:style-name="T1"></text:span></text:p>
      <text:p text:style-name="P3"><text:span text:style-name="T1">filtrer:</text:span></text:p>
      <text:p text:style-name="P3"><text:span text:style-name="T1">-filtrer mots inutiles grâce aux lemmes</text:span></text:p>
      <text:p text:style-name="P3"><text:span text:style-name="T1">-enlever les &lt;\s&gt; (présent dans les lemmes) (filtrage sur les ZTRM)</text:span></text:p>
      <text:p text:style-name="P3"><text:span text:style-name="T1">-filtrer determinants...</text:span></text:p>
      <text:p text:style-name="P3"><text:span text:style-name="T1"></text:span></text:p>
      <text:p text:style-name="P3"><text:span text:style-name="T1">**pouvoir faire ressortir les mots/lemmes</text:span></text:p>
      <text:p text:style-name="P3"><text:span text:style-name="T1">-par doc</text:span></text:p>
      <text:p text:style-name="P3"><text:span text:style-name="T1">-par matière</text:span></text:p>
      <text:p text:style-name="P3"><text:span text:style-name="T1">**faire les différences entre classe/matières</text:span></text:p>
      <text:p text:style-name="P3"><text:span text:style-name="T1">(distance entre les tfidf des mots des doc (un vecteur de tfidf par doc)</text:span></text:p>
      <text:p text:style-name="P3"><text:span text:style-name="T1"></text:span></text:p>
      <text:p text:style-name="P3"><text:span text:style-name="T1"></text:span></text:p>
      <text:p text:style-name="P3"><text:span text:style-name="T1"></text:span></text:p>
      <text:p text:style-name="P3"><text:span text:style-name="T1"></text:span></text:p>
      <text:p text:style-name="P3"><text:span text:style-name="T1"></text:span></text:p>
      <text:p text:style-name="P3"><text:span text:style-name="T1"></text:span></text:p>
      <text:p text:style-name="P3"><text:span text:style-name="T1"></text:span></text:p>
      <text:p text:style-name="P3"><text:span text:style-name="T1"></text:span></text:p>
      <text:p text:style-name="P3"><text:span text:style-name="T1"></text:span></text:p>
      <text:p text:style-name="P3"><text:span text:style-name="T1"></text:span></text:p>
      <text:p text:style-name="P3"><text:span text:style-name="T1"></text:span></text:p>
      <text:p text:style-name="P3"><text:span text:style-name="T1"></text:span></text:p>
      <text:p text:style-name="P3"><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Neue" svg:font-family="'Helvetica Neue', Helvetica, 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ice </meta:initial-creator>
    <meta:creation-date>2013-06-22T14:34:19</meta:creation-date>
    <dc:date>2013-06-22T16:38:37</dc:date>
    <dc:creator>alice </dc:creator>
    <meta:editing-duration>PT2H30S</meta:editing-duration>
    <meta:editing-cycles>33</meta:editing-cycles>
    <meta:generator>LibreOffice/4.0.2.2$Linux_x86 LibreOffice_project/400m0$Build-2</meta:generator>
    <meta:document-statistic meta:table-count="0" meta:image-count="0" meta:object-count="0" meta:page-count="8" meta:paragraph-count="166" meta:word-count="1431" meta:character-count="9446" meta:non-whitespace-character-count="7945"/>
  </office:meta>
</office:document-meta>
</file>